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oluteTimeDateFormat.format( Date date , StringBuffer sbuf , FieldPosition fieldPosi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AbsoluteTimeDateFormat.AbsoluteTimeDateFormat(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oluteTimeDateFormat.AbsoluteTimeDat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oluteTimeDateFormat.parse( String s , ParsePosition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